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>
      <style:graphic-properties draw:fill-color="#729fcf" fo:min-height="12.75cm"/>
    </style:style>
    <style:style style:name="P1" style:family="paragraph">
      <loext:graphic-properties draw:fill-color="#ffffff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729fcf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LittleHome: perché e per come 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Un progetto per fonire le piccolissime organizzazioni di un proprio sito: obiettivi e orizzonti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Gli Eventi ed Io - Esigenza</text:p>
          </draw:text-box>
        </draw:frame>
        <draw:frame presentation:style-name="pr5" draw:text-style-name="P2" draw:layer="layout" svg:width="25.5cm" svg:height="13cm" svg:x="1cm" svg:y="5.5cm" presentation:class="outline">
          <draw:text-box>
            <text:list text:style-name="L3">
              <text:list-item>
                <text:p text:style-name="P2"><text:span text:style-name="T1">Venire a conoscenza degli eventi organizzati da piccole e grandi realtà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Gli Eventi ed Io - Esigenza</text:p>
          </draw:text-box>
        </draw:frame>
        <draw:frame presentation:style-name="pr5" draw:text-style-name="P2" draw:layer="layout" svg:width="25.5cm" svg:height="13cm" svg:x="1cm" svg:y="5.5cm" presentation:class="outline">
          <draw:text-box>
            <text:list text:style-name="L3">
              <text:list-item>
                <text:p text:style-name="P2"><text:span text:style-name="T1">Venire a conoscenza degli eventi organizzati da piccole e grandi realtà …</text:span></text:p>
              </text:list-item>
              <text:list-item>
                <text:p text:style-name="P2"><text:span text:style-name="T1"/></text:p>
                <text:p text:style-name="P2"><text:span text:style-name="T1">anche senza avere account social o di altro gener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Gli Eventi ed Io – Agenda Unica</text:p>
          </draw:text-box>
        </draw:frame>
        <draw:frame presentation:style-name="pr5" draw:text-style-name="P2" draw:layer="layout" svg:width="25.5cm" svg:height="13cm" svg:x="1cm" svg:y="5.5cm" presentation:class="outline">
          <draw:text-box>
            <text:list text:style-name="L3">
              <text:list-item>
                <text:p text:style-name="P2"><text:span text:style-name="T1">L’</text:span><text:span text:style-name="T2">Agenda Unica dei Movimenti</text:span><text:span text:style-name="T1"> </text:span><text:span text:style-name="T3">era un elenco di eventi a valenza politica nella città di Catania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Gli Eventi ed Io – Agenda Unica</text:p>
          </draw:text-box>
        </draw:frame>
        <draw:frame presentation:style-name="pr5" draw:text-style-name="P2" draw:layer="layout" svg:width="25.5cm" svg:height="13cm" svg:x="1cm" svg:y="5.5cm" presentation:class="outline">
          <draw:text-box>
            <text:list text:style-name="L3">
              <text:list-item>
                <text:p text:style-name="P2"><text:span text:style-name="T1">L’</text:span><text:span text:style-name="T2">Agenda Unica dei Movimenti</text:span><text:span text:style-name="T1"> </text:span><text:span text:style-name="T3">era un elenco di eventi a valenza politica nella città di Catania.</text:span></text:p>
              </text:list-item>
              <text:list-item>
                <text:p text:style-name="P2"><text:span text:style-name="T3"/></text:p>
              </text:list-item>
              <text:list-item>
                <text:p text:style-name="P2"><text:span text:style-name="T3">Nasceva con lo scopo di fornire strumenti alle organizzazioni per </text:span><text:span text:style-name="T4">evitare accavallamenti</text:span><text:span text:style-name="T3">.</text:span></text:p>
              </text:list-item>
              <text:list-item>
                <text:p text:style-name="P2"><text:span text:style-name="T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Gli Eventi ed Io – Agenda Unica</text:p>
          </draw:text-box>
        </draw:frame>
        <draw:frame presentation:style-name="pr5" draw:text-style-name="P2" draw:layer="layout" svg:width="25.5cm" svg:height="13cm" svg:x="1cm" svg:y="5.5cm" presentation:class="outline">
          <draw:text-box>
            <text:list text:style-name="L3">
              <text:list-item>
                <text:p text:style-name="P2"><text:span text:style-name="T1">L’</text:span><text:span text:style-name="T2">Agenda Unica dei Movimenti</text:span><text:span text:style-name="T1"> </text:span><text:span text:style-name="T3">era un elenco di eventi a valenza politica nella città di Catania.</text:span></text:p>
              </text:list-item>
              <text:list-item>
                <text:p text:style-name="P2"><text:span text:style-name="T3"/></text:p>
              </text:list-item>
              <text:list-item>
                <text:p text:style-name="P2"><text:span text:style-name="T3">Nasceva con lo scopo di fornire strumenti alle organizzazioni per </text:span><text:span text:style-name="T4">evitare accavallamenti</text:span><text:span text:style-name="T3">.</text:span></text:p>
              </text:list-item>
              <text:list-item>
                <text:p text:style-name="P2"><text:span text:style-name="T3"/></text:p>
              </text:list-item>
              <text:list-item>
                <text:p text:style-name="P2"><text:span text:style-name="T3">La pagina web era alimentata da una </text:span><text:span text:style-name="T4">redazione</text:span><text:span text:style-name="T3">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Gli Eventi ed Io – Agenda Unica</text:p>
          </draw:text-box>
        </draw:frame>
        <draw:frame presentation:style-name="pr5" draw:text-style-name="P2" draw:layer="layout" svg:width="25.5cm" svg:height="13cm" svg:x="1cm" svg:y="5.5cm" presentation:class="outline">
          <draw:text-box>
            <text:list text:style-name="L3">
              <text:list-item>
                <text:p text:style-name="P2"><text:span text:style-name="T1">L’</text:span><text:span text:style-name="T2">Agenda Unica dei Movimenti</text:span><text:span text:style-name="T1"> </text:span><text:span text:style-name="T3">era un elenco di eventi a valenza politica nella città di Catania.</text:span></text:p>
              </text:list-item>
              <text:list-item>
                <text:p text:style-name="P2"><text:span text:style-name="T3"/></text:p>
              </text:list-item>
              <text:list-item>
                <text:p text:style-name="P2"><text:span text:style-name="T3">Nasceva con lo scopo di fornire strumenti alle organizzazioni per </text:span><text:span text:style-name="T4">evitare accavallamenti</text:span><text:span text:style-name="T3">.</text:span></text:p>
              </text:list-item>
              <text:list-item>
                <text:p text:style-name="P2"><text:span text:style-name="T3"/></text:p>
              </text:list-item>
              <text:list-item>
                <text:p text:style-name="P2"><text:span text:style-name="T3">La pagina web era alimentata da una </text:span><text:span text:style-name="T4">redazione</text:span><text:span text:style-name="T3">.</text:span></text:p>
              </text:list-item>
              <text:list-item>
                <text:p text:style-name="P2"><text:span text:style-name="T3"/></text:p>
              </text:list-item>
              <text:list-item>
                <text:p text:style-name="P2"><text:span text:style-name="T4">Open data</text:span><text:span text:style-name="T3">: Internet Calendar, RSS, RDF (Ontologia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Gli Eventi ed Io – Agenda Libera</text:p>
          </draw:text-box>
        </draw:frame>
        <draw:frame presentation:style-name="pr5" draw:text-style-name="P2" draw:layer="layout" svg:width="25.5cm" svg:height="13cm" svg:x="1cm" svg:y="5.5cm" presentation:class="outline">
          <draw:text-box>
            <text:list text:style-name="L3">
              <text:list-item>
                <text:p text:style-name="P2"><text:span text:style-name="T3">Agenda Unica era un sistema </text:span><text:span text:style-name="T2">centralizzato</text:span><text:span text:style-name="T3">.</text:span></text:p>
              </text:list-item>
              <text:list-item>
                <text:p text:style-name="P2"><text:span text:style-name="T5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Gli Eventi ed Io – Agenda Libera</text:p>
          </draw:text-box>
        </draw:frame>
        <draw:frame presentation:style-name="pr5" draw:text-style-name="P2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2"><text:span text:style-name="T3">Agenda Unica era un sistema </text:span><text:span text:style-name="T4">centralizzato</text:span><text:span text:style-name="T3">.</text:span></text:p>
              </text:list-item>
              <text:list-item>
                <text:p text:style-name="P2"><text:span text:style-name="T5"/></text:p>
              </text:list-item>
              <text:list-item>
                <text:p text:style-name="P2"><text:span text:style-name="T2">Agenda</text:span><text:span text:style-name="T6"> </text:span><text:span text:style-name="T2">Libera </text:span><text:span text:style-name="T3">permette ad ogni associazione di creare la propria agenda pubblicata su una </text:span><text:span text:style-name="T4">pagina web</text:span><text:span text:style-name="T3"> e in </text:span><text:span text:style-name="T4">open data</text:span><text:span text:style-name="T3">.</text:span></text:p>
              </text:list-item>
              <text:list-item>
                <text:p text:style-name="P2"><text:span text:style-name="T3"/></text:p>
              </text:list-item>
              <text:list-item>
                <text:p text:style-name="P2"><text:span text:style-name="T3"><text:s/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Gli Eventi ed Io – Agenda Libera</text:p>
          </draw:text-box>
        </draw:frame>
        <draw:frame presentation:style-name="pr5" draw:text-style-name="P2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2"><text:span text:style-name="T3">Agenda Unica era un sistema </text:span><text:span text:style-name="T4">centralizzato</text:span><text:span text:style-name="T3">.</text:span></text:p>
              </text:list-item>
              <text:list-item>
                <text:p text:style-name="P2"><text:span text:style-name="T5"/></text:p>
              </text:list-item>
              <text:list-item>
                <text:p text:style-name="P2"><text:span text:style-name="T2">Agenda</text:span><text:span text:style-name="T6"> </text:span><text:span text:style-name="T2">Libera </text:span><text:span text:style-name="T3">permette ad ogni associazione di creare la propria agenda pubblicata su una </text:span><text:span text:style-name="T4">pagina web</text:span><text:span text:style-name="T3"> e in </text:span><text:span text:style-name="T4">open data</text:span><text:span text:style-name="T3">.</text:span></text:p>
              </text:list-item>
              <text:list-item>
                <text:p text:style-name="P2"><text:span text:style-name="T3"/></text:p>
              </text:list-item>
              <text:list-item>
                <text:p text:style-name="P2"><text:span text:style-name="T3">E’ possibile aggregare eventi di diverse associazioni.</text:span></text:p>
              </text:list-item>
              <text:list-item>
                <text:p text:style-name="P2"><text:span text:style-name="T3"><text:s/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Gli Eventi ed Io – Agenda Libera</text:p>
          </draw:text-box>
        </draw:frame>
        <draw:frame presentation:style-name="pr5" draw:text-style-name="P2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2"><text:span text:style-name="T3">Agenda Unica era un sistema </text:span><text:span text:style-name="T4">centralizzato</text:span><text:span text:style-name="T3">.</text:span></text:p>
              </text:list-item>
              <text:list-item>
                <text:p text:style-name="P2"><text:span text:style-name="T5"/></text:p>
              </text:list-item>
              <text:list-item>
                <text:p text:style-name="P2"><text:span text:style-name="T2">Agenda</text:span><text:span text:style-name="T6"> </text:span><text:span text:style-name="T2">Libera </text:span><text:span text:style-name="T3">permette ad ogni associazione di creare la propria agenda pubblicata su una </text:span><text:span text:style-name="T4">pagina web</text:span><text:span text:style-name="T3"> e in </text:span><text:span text:style-name="T4">open data</text:span><text:span text:style-name="T3">.</text:span></text:p>
              </text:list-item>
              <text:list-item>
                <text:p text:style-name="P2"><text:span text:style-name="T3"/></text:p>
              </text:list-item>
              <text:list-item>
                <text:p text:style-name="P2"><text:span text:style-name="T3">E’ possibile aggregare eventi di diverse associazioni.</text:span></text:p>
              </text:list-item>
              <text:list-item>
                <text:p text:style-name="P2"><text:span text:style-name="T3"><text:s/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Gli Eventi ed Io – Sciabica</text:p>
          </draw:text-box>
        </draw:frame>
        <draw:frame presentation:style-name="pr5" draw:text-style-name="P2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2"><text:span text:style-name="T3">Le organizzazioni che hanno una pagina facebook devono inserire l’evento sia su facebook che sulla propria Agenda Libera.</text:span></text:p>
              </text:list-item>
              <text:list-item>
                <text:p text:style-name="P2"><text:span text:style-name="T3"/></text:p>
                <text:p text:style-name="P2"><text:span text:style-name="T3"><text:s/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Gli Eventi ed Io – Sciabica</text:p>
          </draw:text-box>
        </draw:frame>
        <draw:frame presentation:style-name="pr5" draw:text-style-name="P2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2"><text:span text:style-name="T3">Le organizzazioni che hanno una pagina facebook devono inserire l’evento sia su facebook che sulla propria Agenda Libera.</text:span></text:p>
              </text:list-item>
              <text:list-item>
                <text:p text:style-name="P2"><text:span text:style-name="T3"/></text:p>
              </text:list-item>
              <text:list-item>
                <text:p text:style-name="P2"><text:span text:style-name="T2">Sciabica</text:span><text:span text:style-name="T3"> permetteva di creare una agenda libera prelevando gli eventi da una o più </text:span><text:span text:style-name="T4">pagine facebook</text:span><text:span text:style-name="T3">.</text:span></text:p>
              </text:list-item>
              <text:list-item>
                <text:p text:style-name="P2"><text:span text:style-name="T3"/></text:p>
                <text:p text:style-name="P2"><text:span text:style-name="T3"><text:s/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Gli Eventi ed Io – Sciabica</text:p>
          </draw:text-box>
        </draw:frame>
        <draw:frame presentation:style-name="pr5" draw:text-style-name="P2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2"><text:span text:style-name="T3">Le organizzazioni che hanno una pagina facebook devono inserire l’evento sia su facebook che sulla propria Agenda Libera.</text:span></text:p>
              </text:list-item>
              <text:list-item>
                <text:p text:style-name="P2"><text:span text:style-name="T3"/></text:p>
              </text:list-item>
              <text:list-item>
                <text:p text:style-name="P2"><text:span text:style-name="T2">Sciabica</text:span><text:span text:style-name="T3"> permetteva di creare una agenda libera prelevando gli eventi da una o più </text:span><text:span text:style-name="T4">pagine facebook</text:span><text:span text:style-name="T3">.</text:span></text:p>
              </text:list-item>
              <text:list-item>
                <text:p text:style-name="P2"><text:span text:style-name="T3"/></text:p>
                <text:p text:style-name="P2"><text:span text:style-name="T4">Cambridge Analitica: </text:span><text:span text:style-name="T3">facebook restringe l’accesso alle api e sciabica smette di funzionar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Gli Eventi ed il Resto del Mondo</text:p>
          </draw:text-box>
        </draw:frame>
        <draw:frame presentation:style-name="pr5" draw:text-style-name="P2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2"><text:span text:style-name="T3">Settembre 2018: </text:span><text:span text:style-name="T4">Facebook cancella gli eventi di proiezione del film su Stefano Cucchi.</text:span></text:p>
              </text:list-item>
              <text:list-item>
                <text:p text:style-name="P2"><text:span text:style-name="T3"/></text:p>
              </text:list-item>
              <text:list-item>
                <text:p text:style-name="P2"><text:span text:style-name="T4">Gancio (gancio.cisti.org): </text:span><text:span text:style-name="T3">uno strumento di condivisione di eventi per comunità radicali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Gli Eventi ed il Resto del Mondo</text:p>
          </draw:text-box>
        </draw:frame>
        <draw:frame presentation:style-name="pr5" draw:text-style-name="P2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2"><text:span text:style-name="T3">Settembre 2018: </text:span><text:span text:style-name="T4">Facebook cancella gli eventi di proiezione del film su Stefano Cucchi.</text:span></text:p>
              </text:list-item>
              <text:list-item>
                <text:p text:style-name="P2"><text:span text:style-name="T3"/></text:p>
              </text:list-item>
              <text:list-item>
                <text:p text:style-name="P2"><text:span text:style-name="T4">Gancio (gancio.cisti.org): </text:span><text:span text:style-name="T3">uno strumento di condivisione di eventi per comunità radicali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Gli Eventi ed il Resto del Mondo</text:p>
          </draw:text-box>
        </draw:frame>
        <draw:frame presentation:style-name="pr5" draw:text-style-name="P2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2"><text:span text:style-name="T3">Settembre 2018: </text:span><text:span text:style-name="T4">Facebook cancella gli eventi di proiezione del film su Stefano Cucchi.</text:span></text:p>
              </text:list-item>
              <text:list-item>
                <text:p text:style-name="P2"><text:span text:style-name="T3"/></text:p>
              </text:list-item>
              <text:list-item>
                <text:p text:style-name="P2"><text:span text:style-name="T4">Gancio (gancio.cisti.org): </text:span><text:span text:style-name="T3">uno strumento di condivisione di eventi per comunità radicali.</text:span></text:p>
              </text:list-item>
              <text:list-item>
                <text:p text:style-name="P2"><text:span text:style-name="T3"/></text:p>
              </text:list-item>
              <text:list-item>
                <text:p text:style-name="P2"><text:span text:style-name="T4">Mobilizon: </text:span><text:span text:style-name="T3">let’s finance a software to free our events from Facebook !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Gli Eventi ed il Resto del Mondo</text:p>
          </draw:text-box>
        </draw:frame>
        <draw:frame presentation:style-name="pr5" draw:text-style-name="P2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2"><text:span text:style-name="T3">Settembre 2018: </text:span><text:span text:style-name="T4">Facebook cancella gli eventi di proiezione del film su Stefano Cucchi.</text:span></text:p>
              </text:list-item>
              <text:list-item>
                <text:p text:style-name="P2"><text:span text:style-name="T3"/></text:p>
              </text:list-item>
              <text:list-item>
                <text:p text:style-name="P2"><text:span text:style-name="T4">Gancio (gancio.cisti.org): </text:span><text:span text:style-name="T3">uno strumento di condivisione di eventi per comunità radicali.</text:span></text:p>
              </text:list-item>
              <text:list-item>
                <text:p text:style-name="P2"><text:span text:style-name="T3"/></text:p>
              </text:list-item>
              <text:list-item>
                <text:p text:style-name="P2"><text:span text:style-name="T4">Mobilizon: </text:span><text:span text:style-name="T3">let’s finance a software to free our events from Facebook !</text:span></text:p>
              </text:list-item>
              <text:list-item>
                <text:p text:style-name="P2"><text:span text:style-name="T3"/></text:p>
              </text:list-item>
              <text:list-item>
                <text:p text:style-name="P2"><text:span text:style-name="T2">Free Software e Federazion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ree Software</text:p>
          </draw:text-box>
        </draw:frame>
        <draw:frame presentation:style-name="pr5" draw:text-style-name="P2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2"><text:span text:style-name="T2"/></text:p>
              </text:list-item>
              <text:list-item>
                <text:p text:style-name="P2"><text:span text:style-name="T2"/></text:p>
              </text:list-item>
              <text:list-item>
                <text:p text:style-name="P2"><text:span text:style-name="T2">Free software </text:span><text:span text:style-name="T3">(www.gnu.org) means software that respects users' freedom and community. The users have the freedom to </text:span><text:span text:style-name="T4">run, copy, distribute, study, change and improve</text:span><text:span text:style-name="T3"> the software.</text:span></text:p>
              </text:list-item>
              <text:list-item>
                <text:p text:style-name="P2"><text:span text:style-name="T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ederazioni</text:p>
          </draw:text-box>
        </draw:frame>
        <draw:frame presentation:style-name="pr5" draw:text-style-name="P2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2"><text:span text:style-name="T3">Ogni organizzazione installa un proprio server.</text:span></text:p>
              </text:list-item>
              <text:list-item>
                <text:p text:style-name="P2"><text:span text:style-name="T3"/></text:p>
              </text:list-item>
              <text:list-item>
                <text:p text:style-name="P2"><text:span text:style-name="T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ederazioni</text:p>
          </draw:text-box>
        </draw:frame>
        <draw:frame presentation:style-name="pr5" draw:text-style-name="P2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2"><text:span text:style-name="T3">Ogni organizzazione installa un proprio server.</text:span></text:p>
              </text:list-item>
              <text:list-item>
                <text:p text:style-name="P2"><text:span text:style-name="T3"/></text:p>
              </text:list-item>
              <text:list-item>
                <text:p text:style-name="P2"><text:span text:style-name="T3">Vari Server possono formare una Federazione per condividere informazioni.</text:span></text:p>
              </text:list-item>
              <text:list-item>
                <text:p text:style-name="P2"><text:span text:style-name="T3"/></text:p>
              </text:list-item>
              <text:list-item>
                <text:p text:style-name="P2"><text:span text:style-name="T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ederazioni</text:p>
          </draw:text-box>
        </draw:frame>
        <draw:frame presentation:style-name="pr5" draw:text-style-name="P2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2"><text:span text:style-name="T3">Ogni organizzazione installa un proprio server.</text:span></text:p>
              </text:list-item>
              <text:list-item>
                <text:p text:style-name="P2"><text:span text:style-name="T3"/></text:p>
              </text:list-item>
              <text:list-item>
                <text:p text:style-name="P2"><text:span text:style-name="T3">Vari Server possono formare una Federazione per condividere informazioni.</text:span></text:p>
              </text:list-item>
              <text:list-item>
                <text:p text:style-name="P2"><text:span text:style-name="T3"/></text:p>
              </text:list-item>
              <text:list-item>
                <text:p text:style-name="P2"><text:span text:style-name="T3">Gli utenti su un server nella federazione possono comunicare con utenti di altri server nella federazione (vedi ad esempio </text:span><text:span text:style-name="T2">mastodon</text:span><text:span text:style-name="T3">).</text:span></text:p>
              </text:list-item>
              <text:list-item>
                <text:p text:style-name="P2"><text:span text:style-name="T3"/></text:p>
              </text:list-item>
              <text:list-item>
                <text:p text:style-name="P2"><text:span text:style-name="T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ederazioni</text:p>
          </draw:text-box>
        </draw:frame>
        <draw:frame presentation:style-name="pr7" draw:text-style-name="P4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2"><text:span text:style-name="T3">Ogni organizzazione installa un proprio server.</text:span></text:p>
              </text:list-item>
              <text:list-item>
                <text:p text:style-name="P2"><text:span text:style-name="T3"/></text:p>
              </text:list-item>
              <text:list-item>
                <text:p text:style-name="P2"><text:span text:style-name="T3">Vari Server possono formare una Federazione per condividere informazioni.</text:span></text:p>
              </text:list-item>
              <text:list-item>
                <text:p text:style-name="P2"><text:span text:style-name="T3"/></text:p>
              </text:list-item>
              <text:list-item>
                <text:p text:style-name="P2"><text:span text:style-name="T3">Gli utenti su un server nella federazione possono comunicare con utenti di altri server nella federazione (vedi ad esempio </text:span><text:span text:style-name="T2">mastodon</text:span><text:span text:style-name="T3">).</text:span></text:p>
              </text:list-item>
              <text:list-item>
                <text:p text:style-name="P2"><text:span text:style-name="T3"/></text:p>
              </text:list-item>
              <text:list-item>
                <text:p text:style-name="P2"><text:span text:style-name="T3">Installare un proprio server è </text:span><text:span text:style-name="T4">costoso e richiede competenze</text:span><text:span text:style-name="T3">.</text:span></text:p>
              </text:list-item>
              <text:list-item>
                <text:p text:style-name="P2"><text:span text:style-name="T3"/></text:p>
              </text:list-item>
              <text:list-item>
                <text:p text:style-name="P2"><text:span text:style-name="T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ittleHome</text:p>
          </draw:text-box>
        </draw:frame>
        <draw:frame presentation:style-name="pr7" draw:text-style-name="P4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2"><text:span text:style-name="T3">Partiamo dalle </text:span><text:span text:style-name="T2">home page, </text:span><text:span text:style-name="T3">anche per convincere le organizzazioni ad acquisire un nome di dominio. </text:span><text:span text:style-name="T2"><text:s/></text:span></text:p>
              </text:list-item>
              <text:list-item>
                <text:p text:style-name="P2"><text:span text:style-name="T3"/></text:p>
              </text:list-item>
              <text:list-item>
                <text:p text:style-name="P2"><text:span text:style-name="T2">LittleHome </text:span><text:span text:style-name="T3">è un progetto di software libero rivolto alle piccole organizzazioni per realizzare una propria home page sul web con minimo impiego di risorse.</text:span></text:p>
              </text:list-item>
              <text:list-item>
                <text:p text:style-name="P2"><text:span text:style-name="T3"/></text:p>
              </text:list-item>
              <text:list-item>
                <text:p text:style-name="P2"><text:span text:style-name="T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ittleHome e Libertà</text:p>
          </draw:text-box>
        </draw:frame>
        <draw:frame presentation:style-name="pr7" draw:text-style-name="P4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2"><text:span text:style-name="T3">Requisiti per lo sviluppo di LittleHome: rendere l’utente libero</text:span></text:p>
              </text:list-item>
              <text:list-item>
                <text:p text:style-name="P2"><text:span text:style-name="T3"/></text:p>
              </text:list-item>
              <text:list-item>
                <text:p text:style-name="P2"><text:span text:style-name="T3">(o1) da chi ha realizzato il software</text:span></text:p>
              </text:list-item>
              <text:list-item>
                <text:p text:style-name="P2"><text:span text:style-name="T3">(o2)</text:span><text:span text:style-name="T4"> </text:span><text:span text:style-name="T3">da chi mette su e gestisce il servizio</text:span></text:p>
              </text:list-item>
              <text:list-item>
                <text:p text:style-name="P2"><text:span text:style-name="T3">(o3) da chi fornisce l’hosting.</text:span></text:p>
              </text:list-item>
              <text:list-item>
                <text:p text:style-name="P2"><text:span text:style-name="T3">Inoltre, </text:span></text:p>
              </text:list-item>
              <text:list-item>
                <text:p text:style-name="P2"><text:span text:style-name="T3">(o4) contenere i costi,</text:span></text:p>
              </text:list-item>
              <text:list-item>
                <text:p text:style-name="P2"><text:span text:style-name="T3">(o5) semplicità di utilizzo.</text:span></text:p>
              </text:list-item>
              <text:list-item>
                <text:p text:style-name="P2"><text:span text:style-name="T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ittleHome e Libertà</text:p>
          </draw:text-box>
        </draw:frame>
        <draw:frame presentation:style-name="pr7" draw:text-style-name="P4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2"><text:span text:style-name="T3">Requisiti per lo sviluppo di LittleHome: rendere l’utente libero</text:span></text:p>
              </text:list-item>
              <text:list-item>
                <text:p text:style-name="P2"><text:span text:style-name="T3"/></text:p>
              </text:list-item>
              <text:list-item>
                <text:p text:style-name="P2"><text:span text:style-name="T3">(o1) da chi ha realizzato il software</text:span></text:p>
              </text:list-item>
              <text:list-item>
                <text:p text:style-name="P2"><text:span text:style-name="T3"/></text:p>
              </text:list-item>
              <text:list-item>
                <text:p text:style-name="P2"><text:span text:style-name="T3">Software Libero e ben documentato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ittleHome e Libertà</text:p>
          </draw:text-box>
        </draw:frame>
        <draw:frame presentation:style-name="pr7" draw:text-style-name="P4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2"><text:span text:style-name="T3">Requisiti per lo sviluppo di LittleHome: rendere l’utente libero</text:span></text:p>
              </text:list-item>
              <text:list-item>
                <text:p text:style-name="P2"><text:span text:style-name="T3"/></text:p>
              </text:list-item>
              <text:list-item>
                <text:p text:style-name="P2"><text:span text:style-name="T3">(o2)</text:span><text:span text:style-name="T4"> </text:span><text:span text:style-name="T3">da chi mette su e gestisce il servizio</text:span></text:p>
              </text:list-item>
              <text:list-item>
                <text:p text:style-name="P2"><text:span text:style-name="T3">(o3) da chi fornisce l’hosting.</text:span></text:p>
              </text:list-item>
              <text:list-item>
                <text:p text:style-name="P2"><text:span text:style-name="T3"/></text:p>
              </text:list-item>
              <text:list-item>
                <text:p text:style-name="P2"><text:span text:style-name="T3">Deve essere installabile anche dal nipote smanettone.</text:span></text:p>
              </text:list-item>
              <text:list-item>
                <text:p text:style-name="P2"><text:span text:style-name="T3">Deve essere possibile in ogni momento </text:span><text:span text:style-name="T2">licenziare </text:span><text:span text:style-name="T3">il professionista che ti segue e dare l’incarico ad un’altro.</text:span></text:p>
              </text:list-item>
              <text:list-item>
                <text:p text:style-name="P2"><text:span text:style-name="T3">Deve essere possibile cambiare hosting in ogni momento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ittleHome - Caratteristiche</text:p>
          </draw:text-box>
        </draw:frame>
        <draw:frame presentation:style-name="pr7" draw:text-style-name="P4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2"><text:span text:style-name="T3">Requisiti per lo sviluppo di LittleHome: rendere l’utente libero</text:span></text:p>
              </text:list-item>
              <text:list-item>
                <text:p text:style-name="P2"><text:span text:style-name="T3"/></text:p>
              </text:list-item>
              <text:list-item>
                <text:p text:style-name="P2"><text:span text:style-name="T3">(o2)</text:span><text:span text:style-name="T4"> </text:span><text:span text:style-name="T3">da chi mette su e gestisce il servizio</text:span></text:p>
              </text:list-item>
              <text:list-item>
                <text:p text:style-name="P2"><text:span text:style-name="T3">(o3) da chi fornisce l’hosting.</text:span></text:p>
              </text:list-item>
              <text:list-item>
                <text:p text:style-name="P2"><text:span text:style-name="T3"/></text:p>
              </text:list-item>
              <text:list-item>
                <text:p text:style-name="P2"><text:span text:style-name="T3">Tecnologie basilari disponibili su tutti gli hosting commerciali (php5), anche su quelli economici.</text:span></text:p>
                <text:p text:style-name="P2"><text:span text:style-name="T3"><text:s/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ittleHome - Caratteristiche</text:p>
          </draw:text-box>
        </draw:frame>
        <draw:frame presentation:style-name="pr7" draw:text-style-name="P4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2"><text:span text:style-name="T3">Requisiti per lo sviluppo di LittleHome: rendere l’utente libero</text:span></text:p>
              </text:list-item>
              <text:list-item>
                <text:p text:style-name="P2"><text:span text:style-name="T3"/></text:p>
              </text:list-item>
              <text:list-item>
                <text:p text:style-name="P2"><text:span text:style-name="T3">(o2)</text:span><text:span text:style-name="T4"> </text:span><text:span text:style-name="T3">da chi mette su e gestisce il servizio</text:span></text:p>
              </text:list-item>
              <text:list-item>
                <text:p text:style-name="P2"><text:span text:style-name="T3">(o3) da chi fornisce l’hosting.</text:span></text:p>
              </text:list-item>
              <text:list-item>
                <text:p text:style-name="P2"><text:span text:style-name="T3"/></text:p>
              </text:list-item>
              <text:list-item>
                <text:p text:style-name="P2"><text:span text:style-name="T3">Una istanza di LittleHome è caratterizzata da un insieme di file. E’ sufficiente copiare quelli per creare una istanza identica.</text:span><text:span text:style-name="T4">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ittleHome - Caratteristiche</text:p>
          </draw:text-box>
        </draw:frame>
        <draw:frame presentation:style-name="pr7" draw:text-style-name="P4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2"><text:span text:style-name="T3">Requisiti per lo sviluppo di LittleHome: rendere l’utente libero</text:span></text:p>
              </text:list-item>
              <text:list-item>
                <text:p text:style-name="P2"><text:span text:style-name="T3"/></text:p>
              </text:list-item>
              <text:list-item>
                <text:p text:style-name="P2"><text:span text:style-name="T3">(o2)</text:span><text:span text:style-name="T4"> </text:span><text:span text:style-name="T3">da chi mette su e gestisce il servizio</text:span></text:p>
              </text:list-item>
              <text:list-item>
                <text:p text:style-name="P2"><text:span text:style-name="T3">(o3) da chi fornisce l’hosting.</text:span></text:p>
              </text:list-item>
              <text:list-item>
                <text:p text:style-name="P2"><text:span text:style-name="T3"/></text:p>
              </text:list-item>
              <text:list-item>
                <text:p text:style-name="P2"><text:span text:style-name="T3">Questi file sono in JSON-LD perché è <text:s/></text:span><text:span text:style-name="T4">veloce</text:span><text:span text:style-name="T3"> e </text:span><text:span text:style-name="T4">semantico</text:span><text:span text:style-name="T3"> (un domani sarà possibile aggregare dati di diverse associazioni).</text:span><text:span text:style-name="T3">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ittleHome – Sviluppi Futuri</text:p>
          </draw:text-box>
        </draw:frame>
        <draw:frame presentation:style-name="pr7" draw:text-style-name="P4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2"><text:span text:style-name="T3">- BLOG</text:span></text:p>
              </text:list-item>
              <text:list-item>
                <text:p text:style-name="P2"><text:span text:style-name="T3">- Export in VCARD e RSS</text:span></text:p>
              </text:list-item>
              <text:list-item>
                <text:p text:style-name="P2"><text:span text:style-name="T3"/></text:p>
              </text:list-item>
              <text:list-item>
                <text:p text:style-name="P2"><text:span text:style-name="T3">Sul lungo periodo</text:span></text:p>
              </text:list-item>
              <text:list-item>
                <text:p text:style-name="P2"><text:span text:style-name="T3">- EVENTI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9T23:24:11.514598189</meta:creation-date>
    <meta:editing-duration>PT58M32S</meta:editing-duration>
    <meta:editing-cycles>8</meta:editing-cycles>
    <meta:generator>LibreOffice/6.0.7.3$Linux_X86_64 LibreOffice_project/00m0$Build-3</meta:generator>
    <dc:title>Alizarin</dc:title>
    <dc:date>2019-07-20T01:20:56.480275477</dc:date>
    <meta:document-statistic meta:object-count="161"/>
  </office:meta>
</office:document-meta>
</file>